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Event.PartnerLinkEvent( String p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Event.getp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Event.PartnerLink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Event.setpLinkName( String p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